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Штрих_20_точка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Штрих_20_точка" draw:fill="none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2.49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21cm" fo:min-width="2.167cm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Штрих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288cm" fo:min-width="0cm"/>
    </style:style>
    <style:style style:name="gr8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211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000000" fo:min-height="0.232cm"/>
    </style:style>
    <style:style style:name="gr11" style:family="graphic" style:parent-style-name="standard">
      <style:graphic-properties draw:stroke="none" svg:stroke-color="#000000" draw:fill="none" draw:fill-color="#000000" fo:min-height="0.351cm"/>
    </style:style>
    <style:style style:name="gr12" style:family="graphic" style:parent-style-name="standard">
      <style:graphic-properties draw:stroke="none" svg:stroke-color="#000000" draw:fill="none" draw:fill-color="#000000" fo:min-height="1.0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0.8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.985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000000"/>
      <style:text-properties style:font-name="Bitstream Charter" fo:font-size="12pt" fo:font-style="italic" style:font-size-asian="14pt" style:font-size-complex="14pt"/>
    </style:style>
    <style:style style:name="P5" style:family="paragraph">
      <loext:graphic-properties draw:fill="none" draw:fill-color="#000000"/>
      <style:text-properties style:font-name="Bitstream Charter" fo:font-size="12pt" fo:font-style="italic" style:font-size-asian="12pt" style:font-size-complex="12pt"/>
    </style:style>
    <style:style style:name="P6" style:family="paragraph">
      <loext:graphic-properties draw:fill="none" draw:fill-color="#000000"/>
      <style:text-properties style:font-name="Bitstream Charter" fo:font-size="12pt" fo:font-style="normal" style:font-size-asian="12pt" style:font-size-complex="12pt"/>
    </style:style>
    <style:style style:name="P7" style:family="paragraph">
      <loext:graphic-properties draw:fill="none" draw:fill-color="#ffffff"/>
      <style:text-properties style:font-name="Bitstream Charter" fo:font-size="12pt" fo:font-style="italic" style:font-size-asian="13pt" style:font-size-complex="13pt"/>
    </style:style>
    <style:style style:name="P8" style:family="paragraph">
      <loext:graphic-properties draw:fill="none" draw:fill-color="#ffffff"/>
      <style:text-properties style:font-name="Bitstream Charter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style:font-name="Bitstream Charter" fo:font-style="italic" style:font-size-asian="14pt" style:font-size-complex="14pt"/>
    </style:style>
    <style:style style:name="T2" style:family="text">
      <style:text-properties style:font-name="Bitstream Charter" fo:font-style="italic" style:font-size-asian="12pt" style:font-size-complex="12pt"/>
    </style:style>
    <style:style style:name="T3" style:family="text">
      <style:text-properties style:font-name="Bitstream Charter" fo:font-style="normal" style:font-size-asian="12pt" style:font-size-complex="12pt"/>
    </style:style>
    <style:style style:name="T4" style:family="text">
      <style:text-properties style:font-name="Bitstream Charter" fo:font-style="italic" style:font-size-asian="13pt" style:font-size-complex="13pt"/>
    </style:style>
    <style:style style:name="T5" style:family="text">
      <style:text-properties style:font-name="Bitstream Charte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cm" svg:y1="4.438cm" svg:x2="5.8cm" svg:y2="4.438cm">
          <text:p/>
        </draw:line>
        <draw:line draw:style-name="gr2" draw:text-style-name="P1" draw:layer="layout" svg:x1="3.407cm" svg:y1="1.053cm" svg:x2="3.407cm" svg:y2="7.9cm">
          <text:p/>
        </draw:line>
        <draw:custom-shape draw:style-name="gr3" draw:text-style-name="P1" draw:layer="layout" svg:width="4.308cm" svg:height="4.308cm" svg:x="1.254cm" svg:y="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45cm" svg:height="3.849cm" svg:x="1.485cm" svg:y="2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3cm" svg:height="0.231cm" svg:x="4.408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407cm" svg:y1="4.438cm" svg:x2="4.607cm" svg:y2="6.305cm">
          <text:p/>
        </draw:line>
        <draw:custom-shape draw:style-name="gr7" draw:text-style-name="P2" draw:layer="layout" svg:width="0.461cm" svg:height="0.538cm" svg:x="2.87cm" svg:y="1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61cm" svg:height="0.538cm" svg:x="3.485cm" svg:y="1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61cm" svg:height="0.461cm" svg:x="2.87cm" svg:y="7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61cm" svg:height="0.461cm" svg:x="3.485cm" svg:y="7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407cm" svg:y1="2.284cm" svg:x2="3.407cm" svg:y2="1.207cm">
          <text:p/>
        </draw:line>
        <draw:line draw:style-name="gr9" draw:text-style-name="P1" draw:layer="layout" svg:x1="3.407cm" svg:y1="6.592cm" svg:x2="3.407cm" svg:y2="8cm">
          <text:p/>
        </draw:line>
        <draw:frame draw:style-name="gr10" draw:text-style-name="P4" draw:layer="layout" svg:width="0.657cm" svg:height="0.768cm" svg:x="3.443cm" svg:y="5.3cm">
          <draw:text-box>
            <text:p text:style-name="P3"><text:span text:style-name="T1">θ</text:span></text:p>
          </draw:text-box>
        </draw:frame>
        <draw:frame draw:style-name="gr11" draw:text-style-name="P5" draw:layer="layout" svg:width="0.67cm" svg:height="0.768cm" svg:x="4.03cm" svg:y="5.1cm">
          <draw:text-box>
            <text:p text:style-name="P3"><text:span text:style-name="T2">α</text:span></text:p>
          </draw:text-box>
        </draw:frame>
        <draw:frame draw:style-name="gr12" draw:text-style-name="P6" draw:layer="layout" svg:width="0.766cm" svg:height="1.324cm" svg:x="2.3cm" svg:y="6.976cm">
          <draw:text-box>
            <text:p text:style-name="P3"><text:span text:style-name="T3">ω</text:span></text:p>
          </draw:text-box>
        </draw:frame>
        <draw:frame draw:style-name="gr13" draw:text-style-name="P7" draw:layer="layout" svg:width="0.621cm" svg:height="1.401cm" svg:x="3.45cm" svg:y="6.361cm">
          <draw:text-box>
            <text:p text:style-name="P3"><text:span text:style-name="T4">A</text:span></text:p>
          </draw:text-box>
        </draw:frame>
        <draw:frame draw:style-name="gr14" draw:text-style-name="P7" draw:layer="layout" svg:width="1.338cm" svg:height="1.403cm" svg:x="3.262cm" svg:y="1.6cm">
          <draw:text-box>
            <text:p text:style-name="P3"><text:span text:style-name="T4">B</text:span></text:p>
          </draw:text-box>
        </draw:frame>
        <draw:frame draw:style-name="gr13" draw:text-style-name="P7" draw:layer="layout" svg:width="0.661cm" svg:height="1.401cm" svg:x="2.716cm" svg:y="3.785cm">
          <draw:text-box>
            <text:p text:style-name="P3"><text:span text:style-name="T4">O</text:span></text:p>
          </draw:text-box>
        </draw:frame>
        <draw:frame draw:style-name="gr15" draw:text-style-name="P8" draw:layer="layout" svg:width="1.485cm" svg:height="1.322cm" svg:x="4.3cm" svg:y="6.1cm">
          <draw:text-box>
            <text:p text:style-name="P3"><text:span text:style-name="T5">m</text:span></text:p>
          </draw:text-box>
        </draw:frame>
        <draw:line draw:style-name="gr16" draw:text-style-name="P1" draw:layer="controls" svg:x1="3.485cm" svg:y1="7.8cm" svg:x2="3.485cm" svg:y2="8.108cm">
          <text:p/>
        </draw:line>
        <draw:line draw:style-name="gr16" draw:text-style-name="P1" draw:layer="controls" svg:x1="3.331cm" svg:y1="8.108cm" svg:x2="3.331cm" svg:y2="7.8cm">
          <text:p/>
        </draw:line>
        <draw:line draw:style-name="gr17" draw:text-style-name="P1" draw:layer="controls" svg:x1="3.331cm" svg:y1="1.746cm" svg:x2="3.331cm" svg:y2="1.207cm">
          <text:p/>
        </draw:line>
        <draw:line draw:style-name="gr16" draw:text-style-name="P1" draw:layer="controls" svg:x1="3.485cm" svg:y1="1.746cm" svg:x2="3.485cm" svg:y2="1.207cm">
          <text:p/>
        </draw:line>
        <draw:custom-shape draw:style-name="gr18" draw:text-style-name="P2" draw:layer="controls" svg:width="0.154cm" svg:height="0.152cm" svg:x="3.331cm" svg:y="8.109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controls" svg:x1="3.331cm" svg:y1="8.109cm" svg:x2="3.485cm" svg:y2="8.109cm">
          <text:p/>
        </draw:line>
        <draw:line draw:style-name="gr16" draw:text-style-name="P1" draw:layer="controls" svg:x1="3.485cm" svg:y1="7.8cm" svg:x2="3.946cm" svg:y2="7.8cm">
          <text:p/>
        </draw:line>
        <draw:line draw:style-name="gr16" draw:text-style-name="P1" draw:layer="controls" svg:x1="3.331cm" svg:y1="7.8cm" svg:x2="2.87cm" svg:y2="7.8cm">
          <text:p/>
        </draw:line>
        <draw:ellipse draw:style-name="gr19" draw:text-style-name="P9" draw:layer="layout" svg:width="3.3cm" svg:height="2.8cm" svg:x="1.7cm" svg:y="3.3cm" draw:kind="arc" draw:start-angle="271.37" draw:end-angle="305.81">
          <text:p/>
        </draw:ellipse>
        <draw:circle draw:style-name="gr20" draw:text-style-name="P9" draw:layer="layout" svg:width="0.8cm" svg:height="0.8cm" svg:x="3cm" svg:y="6.9cm" draw:kind="arc" draw:start-angle="132.33" draw:end-angle="52.91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" draw:style="rect" draw:dots2="1" draw:dots2-length="0.5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46:17.904665887</meta:creation-date>
    <dc:date>2017-06-26T15:35:41.915882655</dc:date>
    <meta:editing-duration>PT58M16S</meta:editing-duration>
    <meta:editing-cycles>13</meta:editing-cycles>
    <meta:generator>LibreOffice/5.1.6.2$Linux_X86_64 LibreOffice_project/10m0$Build-2</meta:generator>
    <meta:document-statistic meta:object-count="29"/>
  </office:meta>
</office:document-meta>
</file>